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맑은 고딕" svg:font-family="맑은 고딕" style:font-family-generic="modern" style:font-pitch="variable" svg:panose-1="2 11 5 3 2 0 0 2 0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맑은 고딕" style:font-name-asian="맑은 고딕" fo:font-weight="bold" style:font-weight-asian="bold" style:font-weight-complex="bold" fo:font-size="9pt" style:font-size-asian="9pt" fo:background-color="#FFFF00"/>
    </style:style>
    <style:style style:name="P2" style:parent-style-name="Standard" style:family="paragraph">
      <style:text-properties style:font-name="맑은 고딕" style:font-name-asian="맑은 고딕" fo:font-weight="bold" style:font-weight-asian="bold" style:font-weight-complex="bold" fo:background-color="#FFFF00"/>
    </style:style>
    <style:style style:name="T3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4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5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P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7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T8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T9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10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3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6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5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8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1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3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4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3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7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3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40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41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42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P43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44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4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47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4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4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50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5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53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5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5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56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57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58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P59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T60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61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62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63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64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6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6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6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6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6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7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7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7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7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7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7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7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7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7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7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8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8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8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8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8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8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8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8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8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8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9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9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9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9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9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9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9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9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9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9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0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0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0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0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0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0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P10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07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0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0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10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1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1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13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1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1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16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1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1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19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2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2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22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2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2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25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2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2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28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2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3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131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132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133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134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135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P136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137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3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3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40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4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4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43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4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4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46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4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4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49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5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5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52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5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5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55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5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5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58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5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6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161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162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163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164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165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P166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167" style:parent-style-name="Standard" style:family="paragraph">
      <style:text-properties style:font-name="맑은 고딕" style:font-name-asian="맑은 고딕" fo:font-weight="bold" style:font-weight-asian="bold" style:font-weight-complex="bold" fo:font-size="11pt" style:font-size-asian="11pt" style:font-size-complex="11pt"/>
    </style:style>
    <style:style style:name="P168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69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7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2" style:parent-style-name="Standard" style:family="paragraph">
      <style:text-properties style:font-name="맑은 고딕" style:font-name-asian="맑은 고딕" fo:font-weight="bold" style:font-weight-asian="bold" fo:font-size="10pt" style:font-size-asian="10pt" style:font-size-complex="10pt"/>
    </style:style>
    <style:style style:name="P17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5" style:parent-style-name="Standard" style:family="paragraph">
      <style:text-properties style:font-name="맑은 고딕" style:font-name-asian="맑은 고딕" fo:font-weight="bold" style:font-weight-asian="bold" fo:font-size="10pt" style:font-size-asian="10pt" style:font-size-complex="10pt"/>
    </style:style>
    <style:style style:name="P17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8" style:parent-style-name="Standard" style:family="paragraph">
      <style:text-properties style:font-name="맑은 고딕" style:font-name-asian="맑은 고딕" fo:font-weight="bold" style:font-weight-asian="bold" fo:font-size="10pt" style:font-size-asian="10pt" style:font-size-complex="10pt"/>
    </style:style>
    <style:style style:name="P17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8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181" style:parent-style-name="기본단락글꼴" style:family="text">
      <style:text-properties style:font-name="맑은 고딕" style:font-name-asian="맑은 고딕" fo:font-weight="bold" style:font-weight-asian="bold" style:font-weight-complex="bold" fo:font-size="11pt" style:font-size-asian="11pt" style:font-size-complex="11pt" fo:background-color="#FFFF00"/>
    </style:style>
    <style:style style:name="T182" style:parent-style-name="기본단락글꼴" style:family="text">
      <style:text-properties style:font-name="맑은 고딕" style:font-name-asian="맑은 고딕" fo:font-weight="bold" style:font-weight-asian="bold" style:font-weight-complex="bold" fo:font-size="11pt" style:font-size-asian="11pt" style:font-size-complex="11pt" fo:background-color="#FFFF00"/>
    </style:style>
    <style:style style:name="T183" style:parent-style-name="기본단락글꼴" style:family="text">
      <style:text-properties style:font-name="맑은 고딕" style:font-name-asian="맑은 고딕" fo:font-weight="bold" style:font-weight-asian="bold" style:font-weight-complex="bold" fo:font-size="11pt" style:font-size-asian="11pt" style:font-size-complex="11pt" fo:background-color="#FFFF00"/>
    </style:style>
    <style:style style:name="P18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85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8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8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88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8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1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9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4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9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7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9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0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0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3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0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6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0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209" style:parent-style-name="기본단락글꼴" style:family="text">
      <style:text-properties style:font-name="맑은 고딕" style:font-name-asian="맑은 고딕" fo:font-weight="bold" style:font-weight-asian="bold" style:font-weight-complex="bold" fo:font-size="11pt" style:font-size-asian="11pt" style:font-size-complex="11pt" fo:background-color="#FFFF00"/>
    </style:style>
    <style:style style:name="T210" style:parent-style-name="기본단락글꼴" style:family="text">
      <style:text-properties style:font-name="맑은 고딕" style:font-name-asian="맑은 고딕" fo:font-weight="bold" style:font-weight-asian="bold" style:font-weight-complex="bold" fo:font-size="11pt" style:font-size-asian="11pt" style:font-size-complex="11pt" fo:background-color="#FFFF00"/>
    </style:style>
    <style:style style:name="T211" style:parent-style-name="기본단락글꼴" style:family="text">
      <style:text-properties style:font-name="맑은 고딕" style:font-name-asian="맑은 고딕" fo:font-weight="bold" style:font-weight-asian="bold" style:font-weight-complex="bold" fo:font-size="11pt" style:font-size-asian="11pt" style:font-size-complex="11pt" fo:background-color="#FFFF00"/>
    </style:style>
    <style:style style:name="T212" style:parent-style-name="기본단락글꼴" style:family="text">
      <style:text-properties style:font-name="맑은 고딕" style:font-name-asian="맑은 고딕" fo:font-weight="bold" style:font-weight-asian="bold" style:font-weight-complex="bold" fo:font-size="11pt" style:font-size-asian="11pt" style:font-size-complex="11pt" fo:background-color="#FFFF00"/>
    </style:style>
    <style:style style:name="T213" style:parent-style-name="기본단락글꼴" style:family="text">
      <style:text-properties style:font-name="맑은 고딕" style:font-name-asian="맑은 고딕" fo:font-weight="bold" style:font-weight-asian="bold" style:font-weight-complex="bold" fo:font-size="11pt" style:font-size-asian="11pt" style:font-size-complex="11pt" fo:background-color="#FFFF00"/>
    </style:style>
    <style:style style:name="P21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5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1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8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1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221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222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223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P224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25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22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2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2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2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3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3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3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3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3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3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3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3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3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3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4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4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4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4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4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4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4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4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4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4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5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5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5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5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5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5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5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5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5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5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6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6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6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6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6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6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6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6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6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6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7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7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7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7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7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7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7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7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7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7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80" style:parent-style-name="기본단락글꼴" style:family="text">
      <style:text-properties style:font-name="맑은 고딕" style:font-name-asian="맑은 고딕" fo:font-size="10pt" style:font-size-asian="10pt" style:font-size-complex="10pt"/>
    </style:style>
  </office:automatic-styles>
  <office:body>
    <office:text text:use-soft-page-breaks="true">
      <text:p text:style-name="P1">출처:<text:s/>[도서]<text:s/>처음부터 다시 배우는 웹 기획</text:p>
      <text:p text:style-name="P2"/>
      <text:p text:style-name="Standard"><text:span text:style-name="T3">용어</text:span><text:span text:style-name="T4"><text:s/></text:span><text:span text:style-name="T5">해설</text:span></text:p>
      <text:p text:style-name="P6"/>
      <text:p text:style-name="Standard"><text:span text:style-name="T7">일반</text:span><text:span text:style-name="T8"><text:s/></text:span><text:span text:style-name="T9">용어</text:span></text:p>
      <text:p text:style-name="P10">CMS(contents management system)</text:p>
      <text:p text:style-name="P11">e-비지니스에<text:s/>포함되는<text:s/>모든<text:s/>콘텐츠를<text:s/>생성,<text:s/>보관,<text:s/>관리하는<text:s/>일련의<text:s/>작업과<text:s/>과정을<text:s/>일컫는<text:s/>말로<text:s/>기업<text:s/>내에<text:s/>존재하는<text:s/>다양한<text:s/>포맷의<text:s/>문서,<text:s/>이미지,<text:s/>동영상,<text:s/>소리<text:s/>등을<text:s/>제작,<text:s/>출판,<text:s/>관리하는<text:s/>콘텐츠<text:s/>시스템<text:s/>솔루션을<text:s/>말한다.</text:p>
      <text:p text:style-name="P12"/>
      <text:p text:style-name="P13">CP(content<text:s/>provider)</text:p>
      <text:p text:style-name="P14">인터넷에서<text:s/>서비스할<text:s/>수<text:s/>있는<text:s/>콘텐츠를<text:s/>생산해<text:s/>공급하는<text:s/>기업<text:s/>또는<text:s/>개인을<text:s/>말한다.</text:p>
      <text:p text:style-name="P15"/>
      <text:p text:style-name="P16">MSN(multi channel network)</text:p>
      <text:p text:style-name="P17">유튜브<text:s/>내에서<text:s/>동영상<text:s/>채널을<text:s/>운영하는<text:s/>1인<text:s/>창작자들과<text:s/>파트너<text:s/>관계를<text:s/>맺고<text:s/>프로그램<text:s/>기획,<text:s/>교차<text:s/>프로모션,<text:s/>파트너<text:s/>관리,<text:s/>디지털<text:s/>저작권<text:s/>관리,<text:s/>수익<text:s/>창출<text:s/>및<text:s/>잠재<text:s/>고객<text:s/>개발등을<text:s/>수행하는<text:s/>회사들을<text:s/>뜻한다.</text:p>
      <text:p text:style-name="P18"/>
      <text:p text:style-name="P19">O2O(online to offline)</text:p>
      <text:p text:style-name="P20">PC,<text:s/>스마트폰<text:s/>등<text:s/>온라인으로<text:s/>상품이나<text:s/>서비스<text:s/>주문을<text:s/>받아<text:s/>오프라인으로<text:s/>해결해주는<text:s/>서비스를<text:s/>말한다.<text:s/>배달<text:s/>음식<text:s/>주문<text:s/>App,<text:s/>카카오<text:s/>택시<text:s/>App<text:s/>등<text:s/>음식<text:s/>배달과<text:s/>교통수단부터<text:s/>배송,<text:s/>물류,<text:s/>가사,<text:s/>숙박까지<text:s/>다양한<text:s/>서비스가<text:s/>등장하고<text:s/>있다.</text:p>
      <text:p text:style-name="P21"/>
      <text:p text:style-name="P22">PG(payment gateway)</text:p>
      <text:p text:style-name="P23">신용카드사와<text:s/>가맹점<text:s/>계약을<text:s/>체결하는<text:s/>것이<text:s/>곤란한<text:s/>중소<text:s/>쇼핑몰을<text:s/>대신해<text:s/>카드사와<text:s/>대표<text:s/>가맹점<text:s/>계약을<text:s/>맺고<text:s/>신용카드<text:s/>결제<text:s/>및<text:s/>지불을<text:s/>대행한<text:s/>뒤<text:s/>하부<text:s/>쇼핑몰에<text:s/>수수료를<text:s/>받는<text:s/>업체를<text:s/>지칭한다.</text:p>
      <text:p text:style-name="P24"/>
      <text:p text:style-name="P25">백오피스(Back offfice)</text:p>
      <text:p text:style-name="P26">백오피스는<text:s/>일반<text:s/>고객이<text:s/>접근하는<text:s/>프론트<text:s/>페이지의<text:s/>원활한<text:s/>운영을<text:s/>위해<text:s/>경영관리,<text:s/>회계,<text:s/>마케팅<text:s/>등<text:s/>회사의<text:s/>모든<text:s/>지원<text:s/>요소를<text:s/>포함하고<text:s/>있는<text:s/>시스템을<text:s/>의미한다.<text:s/>인터넷<text:s/>서비스에서는<text:s/>백오피스와<text:s/>관리자<text:s/>페이지를<text:s/>같은<text:s/>의미로<text:s/>사용한다.</text:p>
      <text:p text:style-name="P27"/>
      <text:p text:style-name="P28">사물인터넷(IoT)</text:p>
      <text:p text:style-name="P29">각종<text:s/>사물에<text:s/>센서와<text:s/>통신<text:s/>기능을<text:s/>내장하여<text:s/>인터넷에<text:s/>연결하는<text:s/>기술을<text:s/>의미한다.<text:s/>여기서<text:s/>사물이란<text:s/>가전제품,<text:s/>모바일<text:s/>장비,<text:s/>웨어러블<text:s/>컴퓨터<text:s/>등다양한<text:s/>디바이스가<text:s/>된다.</text:p>
      <text:p text:style-name="P30"/>
      <text:p text:style-name="P31">스트리밍<text:s/>서비스((streamming service)</text:p>
      <text:p text:style-name="P32">인터넷에서<text:s/>음성이나<text:s/>영상<text:s/>등을<text:s/>실시간으로<text:s/>재생하는<text:s/>기법으로<text:s/>데이터를<text:s/>작은<text:s/>조작으로<text:s/>분할하여<text:s/>온라인으로<text:s/>사용자에게<text:s/>전송함으로써<text:s/>클리아언트<text:s/>쪽에서<text:s/>실시간으로<text:s/>해당<text:s/>영상<text:s/>데이터가<text:s/>재생되도록<text:s/>하는<text:s/>기술을<text:s/>말한다.</text:p>
      <text:p text:style-name="P33"/>
      <text:p text:style-name="P34">제안요청서(RFP, Request for proposal)</text:p>
      <text:soft-page-break/>
      <text:p text:style-name="P35">프로젝트<text:s/>발주자가특정<text:s/>과제의<text:s/>수행에<text:s/>필요한<text:s/>요구사항을<text:s/>체계적으로<text:s/>정리하여<text:s/>제시함으로써<text:s/>제안자가<text:s/>제안서를<text:s/>작성하는데<text:s/>도움을<text:s/>주기<text:s/>위한<text:s/>문서이다.<text:s/>제안요청서에는<text:s/>해당<text:s/>과제의<text:s/>제목,<text:s/>목적<text:s/>및<text:s/>목표,<text:s/>내ㅐ용,<text:s/>기대<text:s/>성과,<text:s/>수행<text:s/>기간,<text:s/>금액,<text:s/>참가<text:s/>자격,<text:s/>제출<text:s/>서류<text:s/>목록,<text:s/>요구사항,<text:s/>제안서<text:s/>목차,<text:s/>평가<text:s/>기준<text:s/>등의<text:s/>내용이<text:s/>표함된다.</text:p>
      <text:p text:style-name="P36"/>
      <text:p text:style-name="P37">클라우드<text:s/>컴퓨팅</text:p>
      <text:p text:style-name="P38">인터넷<text:s/>상의<text:s/>서버를<text:s/>통하여<text:s/>데이터<text:s/>저장,<text:s/>네트워크,<text:s/>콘텐츠<text:s/>사용<text:s/>등<text:s/>IT관련<text:s/>서비스를<text:s/>한<text:s/>번에<text:s/>사용할<text:s/>수<text:s/>있는<text:s/>컴퓨팅<text:s/>환경이다.</text:p>
      <text:p text:style-name="P39"><text:s/></text:p>
      <text:p text:style-name="Standard"><text:span text:style-name="T40">스타트업</text:span><text:span text:style-name="T41"><text:s/></text:span><text:span text:style-name="T42">용어</text:span></text:p>
      <text:p text:style-name="P43"/>
      <text:p text:style-name="P44">기업<text:s/>공개(IPO, Initial public offering)</text:p>
      <text:p text:style-name="P45">기업<text:s/>설립<text:s/>후<text:s/>처음으로<text:s/>외부<text:s/>투자자에게<text:s/>주식을<text:s/>공개하고,<text:s/>이를<text:s/>매도하는<text:s/>업무를<text:s/>의미한다.<text:s/>주식을<text:s/>공개하는<text:s/>방법으로는<text:s/>자신의<text:s/>회사<text:s/>주를<text:s/>주식<text:s/>시장에<text:s/>등록하는<text:s/>작업을<text:s/>들<text:s/>수<text:s/>있다.<text:s/>기업<text:s/>공개<text:s/>과정<text:s/>가운데,<text:s/>회사는<text:s/>외부<text:s/>자금을<text:s/>빌리는<text:s/>경우가<text:s/>많다.<text:s/>하지만<text:s/>일단<text:s/>상장<text:s/>거래가<text:s/>된<text:s/>후,<text:s/>주가가<text:s/>높아졌을<text:s/>시,<text:s/>추가적인<text:s/>주식<text:s/>발행을<text:s/>통해<text:s/>자금<text:s/>조달을<text:s/>할<text:s/>수<text:s/>있다.</text:p>
      <text:p text:style-name="P46"/>
      <text:p text:style-name="P47">손익분기점(BEP, Break-even point)</text:p>
      <text:p text:style-name="P48">일정<text:s/>기간의<text:s/>매출액이<text:s/>해당<text:s/>기간의<text:s/>총비용과<text:s/>일치하는<text:s/>점으로<text:s/>손익분기점이라고<text:s/>말한다.<text:s/>이론상으로<text:s/>시작한지<text:s/>16~18개월<text:s/>정도에<text:s/>월<text:s/>손익<text:s/>분기점을<text:s/>맞추는<text:s/>것이<text:s/>좋다고<text:s/>말한다.</text:p>
      <text:p text:style-name="P49"/>
      <text:p text:style-name="P50">피봇(Pivot)</text:p>
      <text:p text:style-name="P51">제품의<text:s/>시장<text:s/>적합도를<text:s/>맞춰<text:s/>보는<text:s/>과정에서<text:s/>반응이<text:s/>없는<text:s/>경우<text:s/>새로운<text:s/>고객과<text:s/>수익성을<text:s/>위해<text:s/>서비스나<text:s/>제품<text:s/>혹은<text:s/>사업<text:s/>모델을<text:s/>다른<text:s/>방향으로<text:s/>전환하는<text:s/>것을<text:s/>말한다.</text:p>
      <text:p text:style-name="P52"/>
      <text:p text:style-name="P53">핵심<text:s/>성과<text:s/>지표(KPI, key performance indicator)</text:p>
      <text:p text:style-name="P54">조직이<text:s/>추구하는<text:s/>핵심<text:s/>목표를<text:s/>가리킨다.<text:s/>회사의<text:s/>성장세를<text:s/>보여주는<text:s/>근거가<text:s/>되기<text:s/>때문에<text:s/>어떤<text:s/>수치를<text:s/>KPI로<text:s/>삼을지<text:s/>현명하게<text:s/>결정해야<text:s/>한다.<text:s/>커뮤니티<text:s/>서비스라면<text:s/>월활성이용자(MAU),<text:s/>모바일<text:s/>게임<text:s/>앱이라면<text:s/>유료<text:s/>결제<text:s/>회원<text:s/>수가<text:s/>될<text:s/>수<text:s/>있겠다.</text:p>
      <text:p text:style-name="P55"/>
      <text:p text:style-name="Standard"><text:span text:style-name="T56">마케팅</text:span><text:span text:style-name="T57"><text:s/></text:span><text:span text:style-name="T58">용어</text:span></text:p>
      <text:p text:style-name="P59"/>
      <text:p text:style-name="Standard"><text:span text:style-name="T60">CPA(Cost per action,<text:s/></text:span><text:span text:style-name="T61">행동당</text:span><text:span text:style-name="T62"><text:s/></text:span><text:span text:style-name="T63">비용</text:span><text:span text:style-name="T64">)</text:span><text:span text:style-name="T65"><text:line-break/></text:span><text:span text:style-name="T66">사용자가</text:span><text:span text:style-name="T67"><text:s/></text:span><text:span text:style-name="T68">광고를</text:span><text:span text:style-name="T69"><text:s/></text:span><text:span text:style-name="T70">클릭해</text:span><text:span text:style-name="T71"><text:s/></text:span><text:span text:style-name="T72">광고주의</text:span><text:span text:style-name="T73"><text:s/></text:span><text:span text:style-name="T74">사이트로</text:span><text:span text:style-name="T75"><text:s/></text:span><text:span text:style-name="T76">이동한</text:span><text:span text:style-name="T77"><text:s/></text:span><text:span text:style-name="T78">후</text:span><text:span text:style-name="T79"><text:s/></text:span><text:span text:style-name="T80">광고주가</text:span><text:span text:style-name="T81"><text:s/></text:span><text:span text:style-name="T82">원하는</text:span><text:span text:style-name="T83"><text:s/></text:span><text:span text:style-name="T84">특정</text:span><text:span text:style-name="T85"><text:s/></text:span><text:span text:style-name="T86">액션</text:span><text:span text:style-name="T87">(</text:span><text:span text:style-name="T88">구매</text:span><text:span text:style-name="T89">,<text:s/></text:span><text:span text:style-name="T90">회원가입</text:span><text:span text:style-name="T91">)<text:s/></text:span><text:span text:style-name="T92">등을</text:span><text:span text:style-name="T93"><text:s/></text:span><text:span text:style-name="T94">한</text:span><text:span text:style-name="T95"><text:s/></text:span><text:span text:style-name="T96">횟수에</text:span><text:span text:style-name="T97"><text:s/></text:span><text:span text:style-name="T98">따라</text:span><text:span text:style-name="T99"><text:s/></text:span><text:span text:style-name="T100">과금되는</text:span><text:span text:style-name="T101"><text:s/></text:span><text:span text:style-name="T102">방식을</text:span><text:span text:style-name="T103"><text:s/></text:span><text:span text:style-name="T104">말한다</text:span><text:span text:style-name="T105">.</text:span></text:p>
      <text:p text:style-name="P106"/>
      <text:p text:style-name="P107">CPC(cost per click,<text:s/>클릭당<text:s/>비용)</text:p>
      <text:p text:style-name="P108">사용자가<text:s/>검색<text:s/>결과로<text:s/>보여진<text:s/>광고를<text:s/>클릭해<text:s/>광고주의<text:s/>사이트로<text:s/>이동했을<text:s/>때의<text:s/>광고비가<text:s/>소진되는<text:s/>과금<text:s/>방식을<text:s/>말한다.</text:p>
      <text:p text:style-name="P109"/>
      <text:p text:style-name="P110">CPM(cost per mille,<text:s/>노출당<text:s/>비용)</text:p>
      <text:soft-page-break/>
      <text:p text:style-name="P111">온라인<text:s/>광고의<text:s/>가격을<text:s/>책정하는<text:s/>방법의<text:s/>하나로<text:s/>1,000회<text:s/>광고<text:s/>노출을<text:s/>기준으로<text:s/>가격을<text:s/>책정하는<text:s/>과금<text:s/>체계를<text:s/>말한다. (Mille.는<text:s/>라틴어로<text:s/>1천을<text:s/>의미)</text:p>
      <text:p text:style-name="P112"/>
      <text:p text:style-name="P113">CTR(click through Ratio)</text:p>
      <text:p text:style-name="P114">인터넷<text:s/>상에서<text:s/>배너<text:s/>하나가<text:s/>노출될<text:s/>때<text:s/>클릭되는<text:s/>횟수를<text:s/>뜻한다.<text:s/>보틍은<text:s/>'클릭률'이라고<text:s/>한다.<text:s/>예컨대특정<text:s/>배너가<text:s/>1백<text:s/>번<text:s/>노출됐을<text:s/>때<text:s/>3번<text:s/>클릭<text:s/>된다면<text:s/>CTR은<text:s/>3%가<text:s/>되는데,<text:s/>일반적으로<text:s/>1~5%가<text:s/>광고를<text:s/>할<text:s/>만한<text:s/>수치이다.</text:p>
      <text:p text:style-name="P115"/>
      <text:p text:style-name="P116">검색<text:s/>광고(search Ads)</text:p>
      <text:p text:style-name="P117">검색<text:s/>사용자가<text:s/>인터넷<text:s/>매체에서<text:s/>특정<text:s/>키워드를<text:s/>검색하거나<text:s/>임의의<text:s/>주제와<text:s/>관련된<text:s/>정보를<text:s/>확인할<text:s/>때,<text:s/>검색<text:s/>결과<text:s/>페이지,<text:s/>혹은<text:s/>정보<text:s/>페이지<text:s/>상/하단에<text:s/>해당<text:s/>내용과<text:s/>관련한<text:s/>광고를<text:s/>노출해<text:s/>광고매체<text:s/>이용자에게<text:s/>보여주는<text:s/>인터넷<text:s/>광고방식을<text:s/>말한다.</text:p>
      <text:p text:style-name="P118"/>
      <text:p text:style-name="P119">구매<text:s/>전환(Conversion)</text:p>
      <text:p text:style-name="P120">광고를<text:s/>통해<text:s/>사이트로<text:s/>유입된<text:s/>방문객이<text:s/>광고주가<text:s/>원하는<text:s/>특정<text:s/>행동상담신청,<text:s/>회원가입,<text:s/>상품<text:s/>구매,<text:s/>장바구니<text:s/>담기<text:s/>등을<text:s/>취하는<text:s/>것을<text:s/>말한다.</text:p>
      <text:p text:style-name="P121"/>
      <text:p text:style-name="P122">구매<text:s/>전환율(CVR,<text:s/>Conversion Rate)</text:p>
      <text:p text:style-name="P123">광고를<text:s/>클릭하여<text:s/>사이트에<text:s/>들어온<text:s/>방문자가<text:s/>실제<text:s/>구매<text:s/>활동,<text:s/>회원가입,<text:s/>구매,<text:s/>장바구니<text:s/>담기<text:s/>등<text:s/>광고주가<text:s/>원하는<text:s/>특정<text:s/>행위를<text:s/>하는<text:s/>비율을<text:s/>말한다.</text:p>
      <text:p text:style-name="P124"/>
      <text:p text:style-name="P125">랜팅<text:s/>페이지(landing page)</text:p>
      <text:p text:style-name="P126">인터넷<text:s/>사용작가<text:s/>광고를<text:s/>클릭하여<text:s/>광고주의<text:s/>사이트에<text:s/>방문했을<text:s/>때<text:s/>최초로<text:s/>보게<text:s/>되는<text:s/>웹<text:s/>페이지를<text:s/>말한다.</text:p>
      <text:p text:style-name="P127"/>
      <text:p text:style-name="P128">투자<text:s/>수익률(ROI, Return to investment)</text:p>
      <text:p text:style-name="P129">투자<text:s/>비용<text:s/>대비<text:s/>수익<text:s/>혹인<text:s/>손실의<text:s/>비율을<text:s/>말한다.</text:p>
      <text:p text:style-name="P130"/>
      <text:p text:style-name="Standard"><text:span text:style-name="T131">로그</text:span><text:span text:style-name="T132"><text:s/></text:span><text:span text:style-name="T133">분석</text:span><text:span text:style-name="T134"><text:s/></text:span><text:span text:style-name="T135">비용</text:span></text:p>
      <text:p text:style-name="P136"/>
      <text:p text:style-name="P137">로그<text:s/>파일(losg file)</text:p>
      <text:p text:style-name="P138">컴퓨터나<text:s/>네트워크<text:s/>서비스<text:s/>중에<text:s/>실행된<text:s/>내용을<text:s/>기록해<text:s/>주는<text:s/>파일이다.<text:s/>대부분의<text:s/>웹<text:s/>서버는<text:s/>서버에<text:s/>내려진<text:s/>모든<text:s/>요청<text:s/>사항을<text:s/>기록한<text:s/>로그<text:s/>파일을<text:s/>보유하게<text:s/>되는데,<text:s/>이<text:s/>로그<text:s/>파일<text:s/>분석<text:s/>도구를<text:s/>이용하여<text:s/>방문객들이<text:s/>어디에서<text:s/>오는지,<text:s/>얼마나<text:s/>자주<text:s/>반복<text:s/>방문하는지,사이트를<text:s/>어떻게<text:s/>이용하는지<text:s/>파악할<text:s/>수<text:s/>있다.</text:p>
      <text:p text:style-name="P139"/>
      <text:p text:style-name="P140">로그<text:s/>분석(weblogs analysis)</text:p>
      <text:p text:style-name="P141">사이트에<text:s/>방문한<text:s/>사용자의<text:s/>행태를<text:s/>분석하는<text:s/>서비스로<text:s/>예를<text:s/>들어,<text:s/>광고를<text:s/>통해<text:s/>유입된<text:s/>트래픽<text:s/>중<text:s text:c="2"/>실제로<text:s/>제품<text:s/>구매,<text:s/>회원<text:s/>가입<text:s/>등의<text:s/>전환이<text:s/>얼마나<text:s/>발생하였는지에<text:s/>대해<text:s/>광고<text:s/>효과를<text:s/>측정하는<text:s/>것을<text:s/>말한다.</text:p>
      <text:p text:style-name="P142"/>
      <text:p text:style-name="P143">반송<text:s/>수(Bounces, single page visits)</text:p>
      <text:p text:style-name="P144">1개<text:s/>페이지만을<text:s/>방문학고<text:s/>이탈한<text:s/>수치.<text:s/>즉,<text:s/>검색<text:s/>등을<text:s/>통해<text:s/>웹사이트<text:s/>방문<text:s/>후<text:s/>타<text:s/>페이지로<text:s/>이동하지<text:s/>않고<text:s/>서핑을<text:s/>종료한<text:s/>횟수를<text:s/>말한다.</text:p>
      <text:p text:style-name="P145"/>
      <text:p text:style-name="P146">방문<text:s/>수(visits, Sessions)</text:p>
      <text:p text:style-name="P147">한<text:s/>방문자가<text:s/>웹<text:s/>사이트를<text:s/>방문한<text:s/>수로<text:s/>한<text:s/>명의<text:s/>방문자는<text:s/>여러<text:s/>번의<text:s/>방문<text:s/>기록을<text:s/>만들<text:s/>수<text:s/>있다.</text:p>
      <text:p text:style-name="P148"/>
      <text:p text:style-name="P149">순<text:s/>방문자<text:s/>수(UV, uniquue Visitors)</text:p>
      <text:p text:style-name="P150">일정<text:s/>기간<text:s/>사이트에<text:s/>같은<text:s/>사람이<text:s/>방문한<text:s/>횟수를<text:s/>제외한<text:s/>수치를<text:s/>말한다.</text:p>
      <text:p text:style-name="P151"/>
      <text:p text:style-name="P152">순<text:s/>페이지뷰<text:s/>수(Unique page view)</text:p>
      <text:p text:style-name="P153">동일<text:s/>세션<text:s/>동안<text:s/>동일<text:s/>사용자에<text:s/>의해<text:s/>발생한<text:s/>누적<text:s/>페이지뷰<text:s/>수로<text:s/>순<text:s/>페이지뷰는<text:s/>세션<text:s/>동안<text:s/>오직<text:s/>1회만<text:s/>카운트되며,<text:s/>순<text:s/>페이지뷰의<text:s/>합은<text:s/>방문<text:s/>수보다<text:s/>클<text:s/>수는<text:s/>없다.</text:p>
      <text:p text:style-name="P154"/>
      <text:p text:style-name="P155">페이지뷰(PV, page view)</text:p>
      <text:p text:style-name="P156">사이트<text:s/>접속자가<text:s/>둘러<text:s/>본<text:s/>페이지<text:s/>수로<text:s/>웹사이트의<text:s/>특성<text:s/>웹<text:s/>페이지에<text:s/>이용자가<text:s/>접속하여<text:s/>페이지의<text:s/>내용이<text:s/>브라우저에<text:s/>나타날<text:s/>때,<text:s/>그<text:s/>1회의<text:s/>접속을<text:s/>1<text:s/>페이지뷰라고<text:s/>한다.</text:p>
      <text:p text:style-name="P157"/>
      <text:p text:style-name="P158">체류<text:s/>시간(DT, Duration time)</text:p>
      <text:p text:style-name="P159">사용자가<text:s/>사이트에<text:s/>들어와<text:s/>떠날<text:s/>때까지의<text:s/>체류<text:s/>시간으로<text:s/>PV와<text:s/>더불어<text:s/>고객<text:s/>충성도를<text:s/>나타내는<text:s/>지표를<text:s/>말한다.</text:p>
      <text:p text:style-name="P160"/>
      <text:p text:style-name="Standard"><text:span text:style-name="T161">구축</text:span><text:span text:style-name="T162"><text:s/></text:span><text:span text:style-name="T163">관련</text:span><text:span text:style-name="T164"><text:s/></text:span><text:span text:style-name="T165">용어</text:span></text:p>
      <text:p text:style-name="P166"/>
      <text:p text:style-name="P167">일반용어</text:p>
      <text:p text:style-name="P168"/>
      <text:p text:style-name="P169">HTML(hyper text markup languatte)</text:p>
      <text:p text:style-name="P170">웹<text:s/>문서를<text:s/>만들기<text:s/>위하여<text:s/>사용자는<text:s/>기본적인<text:s/>프로그래밍<text:s/>언어의<text:s/>한<text:s/>종류로<text:s/>하이퍼텍스트를<text:s/>작성하기<text:s/>위해<text:s/>개발되었다.<text:s/>문서의<text:s/>글자<text:s/>크기,<text:s/>글자색,<text:s/>글자<text:s/>모양,<text:s/>그래픽,<text:s/>문서<text:s/>이동(하이퍼링크)<text:s/>등을<text:s/>정의하는<text:s/>명령어로서홈페이지<text:s/>작성<text:s/>등에<text:s/>쓰인다.</text:p>
      <text:p text:style-name="P171"/>
      <text:p text:style-name="P172">UI(user interface)</text:p>
      <text:p text:style-name="P173">사용자<text:s/>인터페이스의<text:s/>약자로<text:s/>사람과<text:s/>사물<text:s/>또는<text:s/>시스템<text:s/>특히<text:s/>기계,<text:s/>컴퓨터<text:s/>프로그램<text:s/>등<text:s/>사이에서<text:s/>의사소통을<text:s/>할<text:s/>수<text:s/>있도록<text:s/>일시적<text:s/>또는<text:s/>영구적인<text:s/>접근을<text:s/>목적으로<text:s/>만들어진<text:s/>물리적,<text:s/>가상적<text:s/>매개체를<text:s/>뜻한다.<text:s/>즉<text:s/>정보기기나<text:s/>소프트웨어의<text:s/>화면<text:s/>등<text:s/>사람과<text:s/>접하는<text:s/>면을<text:s/>의미한다.</text:p>
      <text:p text:style-name="P174"/>
      <text:p text:style-name="P175">UX(user experience)</text:p>
      <text:p text:style-name="P176">사용자<text:s/>경험의<text:s/>약자로<text:s/>사용자가<text:s/>어떤<text:s/>시스템,<text:s/>제품,<text:s/>서비스를<text:s/>직간접적으로<text:s/>이용하면서<text:s/>느끼고<text:s/>생각하게<text:s/>되는<text:s/>총체적<text:s/>경험을<text:s/>말한다. UX는<text:s/>UI를<text:s/>포함하는<text:s/>개념으로<text:s/>사용된다.</text:p>
      <text:p text:style-name="P177"/>
      <text:p text:style-name="P178">WBS(work breakdown structure)</text:p>
      <text:p text:style-name="P179">작업<text:s/>명세<text:s/>구조도라고<text:s/>부르며,<text:s/>프로젝트의<text:s/>범위,<text:s/>전체<text:s/>일정,<text:s/>최종<text:s/>산출물을<text:s/>세부<text:s/>요소로<text:s/>분할한<text:s/>계층적<text:s/>구조도를<text:s/>말한다.</text:p>
      <text:p text:style-name="P180"/>
      <text:soft-page-break/>
      <text:p text:style-name="Standard"><text:span text:style-name="T181">화면설계</text:span><text:span text:style-name="T182"><text:s/></text:span><text:span text:style-name="T183">용어</text:span></text:p>
      <text:p text:style-name="P184"/>
      <text:p text:style-name="P185">라이트<text:s/>박스(light box)</text:p>
      <text:p text:style-name="P186">팝업이<text:s/>뜨는<text:s/>동시에<text:s/>백그라운드<text:s/>화면이<text:s/>어두워지거나<text:s/>밝아지는<text:s/>효과를<text:s/>말한다.<text:s/>딤드(Dimmed)라도고<text:s/>지칭한다.</text:p>
      <text:p text:style-name="P187"/>
      <text:p text:style-name="P188">스와이프(Swipe)</text:p>
      <text:p text:style-name="P189">손가락을<text:s/>댄<text:s/>후,<text:s/>일직선으로<text:s/>드래그하는<text:s/>것을<text:s/>말한다.<text:s/>직선<text:s/>움직임이라는<text:s/>제한이<text:s/>있으나<text:s/>시간의<text:s/>제한은<text:s/>없으므로<text:s/>손가락을<text:s/>뗄<text:s/>때까지<text:s/>스와이프<text:s/>동작을<text:s/>인식한다.</text:p>
      <text:p text:style-name="P190"/>
      <text:p text:style-name="P191">스플래시<text:s/>스크린(Splash Screen)</text:p>
      <text:p text:style-name="P192">앱이<text:s/>실행될<text:s/>때<text:s/>표시되는<text:s/>이미지를<text:s/>말한다.<text:s/>평균<text:s/>2~3초간<text:s/>지속되는<text:s/>시간<text:s/>동안<text:s/>애플리케이션의<text:s/>로고와<text:s/>함께<text:s/>앱에<text:s/>대해<text:s/>간략한<text:s/>소개를<text:s/>하거나<text:s/>로딩<text:s/>진행률을<text:s/>애니메이션으로<text:s/>표시하기도<text:s/>한다.</text:p>
      <text:p text:style-name="P193"><text:s/></text:p>
      <text:p text:style-name="P194">와이어<text:s/>프레임(wire-frrame)</text:p>
      <text:p text:style-name="P195">스토리보드의<text:s/>전<text:s/>단계로<text:s/>서비스<text:s/>레이아웃을<text:s/>구상하는<text:s/>단계에서<text:s/>손으로<text:s/>그리거나<text:s/>ppt로<text:s/>간단하게<text:s/>그린<text:s/>그림을<text:s/>뜻하며<text:s/>모크업이라고도<text:s/>부른다.</text:p>
      <text:p text:style-name="P196"/>
      <text:p text:style-name="P197">코치<text:s/>마크(coach marks)</text:p>
      <text:p text:style-name="P198">앱을<text:s/>처음<text:s/>사용하는<text:s/>사용자를<text:s/>위해<text:s/>간단한<text:s/>도움말을<text:s/>제공하는<text:s/>패턴으로<text:s/>화면에<text:s/>반투명한<text:s/>화면을<text:s/>덮어<text:s/>그<text:s/>위에<text:s/>각<text:s/>메뉴에<text:s/>대한<text:s/>도움말을<text:s/>표시한다.</text:p>
      <text:p text:style-name="P199"/>
      <text:p text:style-name="P200">토스트<text:s/>팝업(toast pop-up)</text:p>
      <text:p text:style-name="P201">토스터기에서<text:s/>토스트가<text:s/>나오는<text:s/>모양과<text:s/>유사해서<text:s/>붙여진<text:s/>이름으로<text:s/>PC에서는<text:s/>주로<text:s/>모니터의<text:s/>우측ㄱ하단엣서<text:s/>몇<text:s/>초간<text:s/>나타났다가<text:s/>사라지는<text:s/>형태를<text:s/>취하며,<text:s/>모바일의<text:s/>경우<text:s/>화면의<text:s/>중앙에<text:s/>주로<text:s/>위치한다.</text:p>
      <text:p text:style-name="P202"/>
      <text:p text:style-name="P203">플릭(flick)</text:p>
      <text:p text:style-name="P204">스와이프에서<text:s/>좀<text:s/>더<text:s/>제한적인<text:s/>동작으로<text:s/>빠르게<text:s/>한쪽<text:s/>방향으로<text:s/>쓱<text:s/>긋는<text:s/>것을<text:s/>말한다.</text:p>
      <text:p text:style-name="P205"/>
      <text:p text:style-name="P206">핀치(pinch)</text:p>
      <text:p text:style-name="P207">화면의<text:s/>일정<text:s/>부분을<text:s/>두<text:s/>손가락으로<text:s/>모으거나<text:s/>벌리는<text:s/>동작을<text:s/>말한다.</text:p>
      <text:p text:style-name="P208"/>
      <text:p text:style-name="Standard"><text:span text:style-name="T209">모바일</text:span><text:span text:style-name="T210"><text:s/></text:span><text:span text:style-name="T211">서비스</text:span><text:span text:style-name="T212"><text:s/></text:span><text:span text:style-name="T213">용어</text:span></text:p>
      <text:p text:style-name="P214"/>
      <text:p text:style-name="P215">네이티브<text:s/>앱(native app)</text:p>
      <text:p text:style-name="P216">모바일<text:s/>OS<text:s/>제조사에서<text:s/>제공하는<text:s/>개발<text:s/>언어를<text:s/>이용하여<text:s/>자신들의<text:s/>제품에서만<text:s/>동작되는<text:s/>앱을<text:s/>말한다.<text:s/>네이티브<text:s/>앱의<text:s/>장점으로는<text:s/>특정<text:s/>플랫폼에<text:s/>함께<text:s/>탑재되어<text:s/>있는<text:s/>다른<text:s/>애플리케이션과의<text:s/>인터페이스나<text:s/>API의<text:s/>사용이<text:s/>가능하여<text:s/>애플리케이션<text:s/>간의<text:s/>확정성이<text:s/>용이하고<text:s/>UI구성<text:s/>요소가<text:s/>대부분<text:s/>패키지와<text:s/>또는<text:s/>라이브러리<text:s/>형식으로<text:s/>기본<text:s/>제공되기<text:s/>때문에<text:s/>바른<text:s/>로딩<text:s/>속도가<text:s/>장점이다.</text:p>
      <text:p text:style-name="P217"/>
      <text:p text:style-name="P218">모바일<text:s/>웹</text:p>
      <text:soft-page-break/>
      <text:p text:style-name="P219">웹<text:s/>페이지를<text:s/>작업할<text:s/>때<text:s/>사용자는<text:s/>HTML5, CSS, Javascript<text:s/>등을<text:s/>활용하여<text:s/>작성된<text:s/>브라우저에서<text:s/>동작하는<text:s/>화면을<text:s/>말한다.<text:s/>개발<text:s/>시<text:s/>화면<text:s/>체크를<text:s/>바로바로<text:s/>확인할<text:s/>수<text:s/>있고,<text:s/>바로<text:s/>변경<text:s/>및<text:s/>수정이<text:s/>가능하기<text:s/>때문에<text:s/>즉각적인<text:s/>대응이<text:s/>가능하다는<text:s/>장점이<text:s/>있지만,<text:s/>모바일에서<text:s/>사용되는<text:s/>API<text:s/>활용이<text:s/>불가능하고<text:s/>UI의<text:s/>구성<text:s/>요소를<text:s/>실시간으로<text:s/>로딩하므로,<text:s/>처리<text:s/>속도가<text:s/>느리다는<text:s/>점,<text:s/>인터넷이나<text:s/>와이파이의<text:s/>연결<text:s/>상태에<text:s/>영향을<text:s/>받는다는<text:s/>단점이<text:s/>있다.</text:p>
      <text:p text:style-name="P220"/>
      <text:p text:style-name="Standard"><text:span text:style-name="T221">개발</text:span><text:span text:style-name="T222"><text:s/></text:span><text:span text:style-name="T223">용어</text:span></text:p>
      <text:p text:style-name="P224"/>
      <text:p text:style-name="P225">암호화,<text:s/>복호화</text:p>
      <text:p text:style-name="Standard"><text:span text:style-name="T226">허가된</text:span><text:span text:style-name="T227"><text:s/></text:span><text:span text:style-name="T228">자를</text:span><text:span text:style-name="T229"><text:s/></text:span><text:span text:style-name="T230">제외하고</text:span><text:span text:style-name="T231"><text:s/></text:span><text:span text:style-name="T232">제삼자는</text:span><text:span text:style-name="T233"><text:s/></text:span><text:span text:style-name="T234">읽을</text:span><text:span text:style-name="T235"><text:s/></text:span><text:span text:style-name="T236">수</text:span><text:span text:style-name="T237"><text:s/></text:span><text:span text:style-name="T238">없도록</text:span><text:span text:style-name="T239"><text:s/></text:span><text:span text:style-name="T240">평문을</text:span><text:span text:style-name="T241"><text:s/></text:span><text:span text:style-name="T242">부호화하여</text:span><text:span text:style-name="T243"><text:s/></text:span><text:span text:style-name="T244">암호문으로</text:span><text:span text:style-name="T245"><text:s/></text:span><text:span text:style-name="T246">만드는</text:span><text:span text:style-name="T247"><text:s/></text:span><text:span text:style-name="T248">것을</text:span><text:span text:style-name="T249"><text:s/></text:span><text:span text:style-name="T250">암호화라고</text:span><text:span text:style-name="T251"><text:s/></text:span><text:span text:style-name="T252">하고</text:span><text:span text:style-name="T253"><text:s/></text:span><text:span text:style-name="T254">암호문을</text:span><text:span text:style-name="T255"><text:s/></text:span><text:span text:style-name="T256">평문으로</text:span><text:span text:style-name="T257"><text:s/></text:span><text:span text:style-name="T258">역</text:span><text:span text:style-name="T259"><text:s/></text:span><text:span text:style-name="T260">부호화하는</text:span><text:span text:style-name="T261"><text:s/></text:span><text:span text:style-name="T262">것을</text:span><text:span text:style-name="T263"><text:s/></text:span><text:span text:style-name="T264">복호화라고</text:span><text:span text:style-name="T265"><text:s/></text:span><text:span text:style-name="T266">한다</text:span><text:span text:style-name="T267">.<text:s/></text:span><text:span text:style-name="T268">암호화와</text:span><text:span text:style-name="T269"><text:s/></text:span><text:span text:style-name="T270">복호화를</text:span><text:span text:style-name="T271"><text:s/></text:span><text:span text:style-name="T272">위해</text:span><text:span text:style-name="T273"><text:s/></text:span><text:span text:style-name="T274">일</text:span><text:span text:style-name="T275">반적으로</text:span><text:span text:style-name="T276"><text:s/></text:span><text:span text:style-name="T277">비밀키를</text:span><text:span text:style-name="T278"><text:s/></text:span><text:span text:style-name="T279">이용한다</text:span><text:span text:style-name="T28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맑은 고딕" svg:font-family="맑은 고딕" style:font-family-generic="modern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바탕" style:font-name-asian="바탕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njnchae@gmail.com</dc:creator>
    <meta:creation-date>2019-07-15T14:30:00Z</meta:creation-date>
    <dc:date>2019-09-18T11:21:00Z</dc:date>
    <meta:template xlink:href="Normal" xlink:type="simple"/>
    <meta:editing-cycles>6</meta:editing-cycles>
    <meta:editing-duration>PT3720S</meta:editing-duration>
    <meta:document-statistic meta:page-count="6" meta:paragraph-count="11" meta:word-count="871" meta:character-count="5828" meta:row-count="41" meta:non-whitespace-character-count="4968"/>
  </office:meta>
</office:document-meta>
</file>